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5.765cm" fo:min-width="8.349cm"/>
      <style:paragraph-properties style:writing-mode="lr-tb"/>
    </style:style>
    <style:style style:name="gr2" style:family="graphic" style:parent-style-name="standard" style:list-style-name="L1">
      <style:graphic-properties draw:fill-color="#d4ea6b" draw:textarea-horizontal-align="justify" draw:textarea-vertical-align="middle" draw:auto-grow-height="false" fo:min-height="5.872cm" fo:min-width="8.33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16cm" fo:min-width="8.4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16cm" fo:min-width="8.45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17cm" fo:min-width="1.55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6cm" fo:min-width="0.5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2cm" fo:min-width="8.4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83cm" fo:min-width="8.459cm"/>
      <style:paragraph-properties style:writing-mode="lr-tb"/>
    </style:style>
    <style:style style:name="gr10" style:family="graphic" style:parent-style-name="standard">
      <style:graphic-properties draw:fill-color="#d4ea6b" draw:textarea-horizontal-align="justify" draw:textarea-vertical-align="middle" draw:auto-grow-height="false" fo:min-height="2.542cm" fo:min-width="3.73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1.1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9.279cm"/>
      <style:paragraph-properties style:writing-mode="lr-tb"/>
    </style:style>
    <style:style style:name="gr13" style:family="graphic" style:parent-style-name="standard">
      <style:graphic-properties draw:fill-color="#d4ea6b" draw:textarea-horizontal-align="justify" draw:textarea-vertical-align="middle" draw:auto-grow-height="false" fo:min-height="1.241cm" fo:min-width="6.8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2.7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7.7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8.242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style:paragraph-properties fo:text-align="start" style:writing-mode="lr-tb"/>
      <style:text-properties fo:font-size="11pt" style:font-size-asian="11pt" style:font-size-complex="11pt"/>
    </style:style>
    <style:style style:name="P3" style:family="paragraph">
      <loext:graphic-properties draw:fill-color="#d4ea6b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6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d4ea6b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4" draw:id="id4" draw:layer="layout" svg:width="9.499cm" svg:height="6.665cm" svg:x="2.226cm" svg:y="5.784cm">
          <text:p text:style-name="P1"><text:span text:style-name="T1">PU-01</text:span></text:p>
          <text:p text:style-name="P1"><text:span text:style-name="T1"/></text:p>
          <text:p text:style-name="P1"><text:span text:style-name="T1">REDIS-RAM</text:span></text:p>
          <text:p text:style-name="P1"><text:span text:style-name="T1">REDIS-DISK</text:span></text:p>
          <text:p text:style-name="P1"><text:span text:style-name="T1"/></text:p>
          <text:p text:style-name="P2"><text:span text:style-name="T1">- data processor (rust </text:span><text:span text:style-name="T1">redis fn.)</text:span></text:p>
          <text:p text:style-name="P2"><text:span text:style-name="T1">- subsystem </text:span><text:span text:style-name="T1">connector (rust redis </text:span><text:span text:style-name="T1">fn. apache avro)</text:span></text:p>
          <text:p text:style-name="P2"><text:span text:style-name="T1">- gui (rust </text:span><text:span text:style-name="T1">webassembly)</text:span></text:p>
          <text:p text:style-name="P2"><text:span text:style-name="T1">- aux servers (GIS, </text:span><text:span text:style-name="T1">LOG, WEB, </text:span><text:span text:style-name="T1">SEARC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" draw:id="id2" draw:layer="layout" svg:width="9.5cm" svg:height="6.784cm" svg:x="13.344cm" svg:y="5.784cm">
          <text:p text:style-name="P4"><text:span text:style-name="T1">PU-02</text:span></text:p>
          <text:p text:style-name="P4"><text:span text:style-name="T1"/></text:p>
          <text:p text:style-name="P4"><text:span text:style-name="T1">REDIS-RAM</text:span></text:p>
          <text:p text:style-name="P4"><text:span text:style-name="T1">REDIS-DISK</text:span></text:p>
          <text:p text:style-name="P4"><text:span text:style-name="T1"/></text:p>
          <text:p text:style-name="P5"><text:span text:style-name="T1">- data processor (rust redis fn.)</text:span></text:p>
          <text:p text:style-name="P5"><text:span text:style-name="T1">- subsystem connector (rust redis fn. apache avro)</text:span></text:p>
          <text:p text:style-name="P5"><text:span text:style-name="T1">- gui (rust webassembly)</text:span></text:p>
          <text:p text:style-name="P5"><text:span text:style-name="T1">- aux servers (GIS, LOG, WEB, SEARC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" draw:id="id1" draw:layer="layout" svg:width="8.96cm" svg:height="1.666cm" svg:x="2.441cm" svg:y="3.166cm">
          <text:p text:style-name="P7">SUBSYSTEM SWITCH 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8.959cm" svg:height="1.666cm" svg:x="13.561cm" svg:y="3.166cm">
          <text:p text:style-name="P7">SUBSYSTEM SWITCH 02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6.921cm" svg:y1="4.832cm" svg:x2="18.094cm" svg:y2="5.784cm" draw:start-shape="id1" draw:start-glue-point="2" draw:end-shape="id2" draw:end-glue-point="0" svg:d="M6921 4832l11173 952" svg:viewBox="0 0 11174 953">
          <text:p/>
        </draw:connector>
        <draw:connector draw:style-name="gr5" draw:text-style-name="P8" draw:layer="layout" draw:type="line" svg:x1="18.04cm" svg:y1="4.832cm" svg:x2="18.094cm" svg:y2="5.784cm" draw:start-shape="id3" draw:start-glue-point="2" draw:end-shape="id2" draw:end-glue-point="0" svg:d="M18040 4832l54 952" svg:viewBox="0 0 55 953">
          <text:p/>
        </draw:connector>
        <draw:connector draw:style-name="gr5" draw:text-style-name="P8" draw:layer="layout" draw:type="line" svg:x1="18.04cm" svg:y1="4.832cm" svg:x2="6.975cm" svg:y2="5.784cm" draw:start-shape="id3" draw:start-glue-point="2" draw:end-shape="id4" draw:end-glue-point="0" svg:d="M18040 4832l-11065 952" svg:viewBox="0 0 11066 953">
          <text:p/>
        </draw:connector>
        <draw:connector draw:style-name="gr5" draw:text-style-name="P8" draw:layer="layout" draw:type="line" svg:x1="6.921cm" svg:y1="4.832cm" svg:x2="6.975cm" svg:y2="5.784cm" draw:start-shape="id1" draw:start-glue-point="2" draw:end-shape="id4" draw:end-glue-point="0" svg:d="M6921 4832l54 952" svg:viewBox="0 0 55 953">
          <text:p/>
        </draw:connector>
        <draw:connector draw:style-name="gr5" draw:text-style-name="P8" draw:layer="layout" draw:type="line" svg:x1="11.401cm" svg:y1="3.999cm" svg:x2="13.561cm" svg:y2="3.999cm" draw:start-shape="id1" draw:end-shape="id3" draw:end-glue-point="3" svg:d="M11401 3999h2160" svg:viewBox="0 0 2161 1">
          <text:p/>
        </draw:connector>
        <draw:custom-shape draw:style-name="gr6" draw:text-style-name="P7" xml:id="id6" draw:id="id6" draw:layer="layout" svg:width="2.159cm" svg:height="1.071cm" svg:x="3.413cm" svg:y="1.619cm">
          <text:p text:style-name="P7">EPS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5" draw:id="id5" draw:layer="layout" svg:width="1.512cm" svg:height="1.428cm" svg:x="1.254cm" svg:y="1.381cm">
          <text:p text:style-name="P7">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2.766cm" svg:y1="2.095cm" svg:x2="3.413cm" svg:y2="2.154cm" draw:start-shape="id5" draw:start-glue-point="10" draw:end-shape="id6" svg:d="M2766 2095l647 59" svg:viewBox="0 0 648 60">
          <text:p/>
        </draw:connector>
        <draw:connector draw:style-name="gr5" draw:text-style-name="P8" draw:layer="layout" draw:type="line" svg:x1="5.572cm" svg:y1="2.154cm" svg:x2="6.921cm" svg:y2="3.166cm" draw:start-shape="id6" draw:start-glue-point="1" draw:end-shape="id1" draw:end-glue-point="0" svg:d="M5572 2154l1349 1012" svg:viewBox="0 0 1350 1013">
          <text:p/>
        </draw:connector>
        <draw:connector draw:style-name="gr5" draw:text-style-name="P8" draw:layer="layout" draw:type="line" svg:x1="5.572cm" svg:y1="2.154cm" svg:x2="18.04cm" svg:y2="3.166cm" draw:start-shape="id6" draw:start-glue-point="1" draw:end-shape="id3" draw:end-glue-point="0" svg:d="M5572 2154l12468 1012" svg:viewBox="0 0 12469 1013">
          <text:p/>
        </draw:connector>
        <draw:custom-shape draw:style-name="gr8" draw:text-style-name="P7" xml:id="id7" draw:id="id7" draw:layer="layout" svg:width="8.96cm" svg:height="0.952cm" svg:x="2.441cm" svg:y="12.925cm">
          <text:p text:style-name="P7">INTERNAL SWITCH 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8" draw:id="id8" draw:layer="layout" svg:width="8.959cm" svg:height="0.833cm" svg:x="13.561cm" svg:y="13.044cm">
          <text:p text:style-name="P7">INTERNAL SWITCH 02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11.401cm" svg:y1="13.401cm" svg:x2="13.561cm" svg:y2="13.46cm" draw:start-shape="id7" draw:end-shape="id8" draw:end-glue-point="3" svg:d="M11401 13401l2160 59" svg:viewBox="0 0 2161 60">
          <text:p/>
        </draw:connector>
        <draw:connector draw:style-name="gr5" draw:text-style-name="P8" draw:layer="layout" draw:type="line" svg:x1="6.975cm" svg:y1="12.449cm" svg:x2="18.04cm" svg:y2="13.044cm" draw:start-shape="id4" draw:start-glue-point="2" draw:end-shape="id8" draw:end-glue-point="0" svg:d="M6975 12449l11065 595" svg:viewBox="0 0 11066 596">
          <text:p/>
        </draw:connector>
        <draw:connector draw:style-name="gr5" draw:text-style-name="P8" draw:layer="layout" draw:type="line" svg:x1="18.094cm" svg:y1="12.568cm" svg:x2="6.921cm" svg:y2="12.925cm" draw:start-shape="id2" draw:start-glue-point="2" draw:end-shape="id7" draw:end-glue-point="0" svg:d="M18094 12568l-11173 357" svg:viewBox="0 0 11174 358">
          <text:p/>
        </draw:connector>
        <draw:connector draw:style-name="gr5" draw:text-style-name="P8" draw:layer="layout" draw:type="line" svg:x1="6.975cm" svg:y1="12.449cm" svg:x2="6.921cm" svg:y2="12.925cm" draw:start-shape="id4" draw:start-glue-point="2" draw:end-shape="id7" draw:end-glue-point="0" svg:d="M6975 12449l-54 476" svg:viewBox="0 0 55 477">
          <text:p/>
        </draw:connector>
        <draw:connector draw:style-name="gr5" draw:text-style-name="P8" draw:layer="layout" draw:type="line" svg:x1="18.094cm" svg:y1="12.568cm" svg:x2="18.04cm" svg:y2="13.044cm" draw:start-shape="id2" draw:end-shape="id8" draw:end-glue-point="0" svg:d="M18094 12568l-54 476" svg:viewBox="0 0 55 477">
          <text:p/>
        </draw:connector>
        <draw:custom-shape draw:style-name="gr10" draw:text-style-name="P9" draw:layer="layout" svg:width="4.534cm" svg:height="3.094cm" svg:x="9.566cm" svg:y="15.305cm">
          <text:p text:style-name="P7">Thin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534cm" svg:height="3.094cm" svg:x="9.89cm" svg:y="14.948cm">
          <text:p text:style-name="P7">Thin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9" draw:id="id9" draw:layer="layout" svg:width="4.534cm" svg:height="3.094cm" svg:x="10.322cm" svg:y="14.591cm">
          <text:p text:style-name="P7">ThinClient</text:p>
          <text:p text:style-name="P7">Conso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6.921cm" svg:y1="13.877cm" svg:x2="12.589cm" svg:y2="14.591cm" draw:start-shape="id7" draw:start-glue-point="2" draw:end-shape="id9" draw:end-glue-point="0" svg:d="M6921 13877l5668 714" svg:viewBox="0 0 5669 715">
          <text:p/>
        </draw:connector>
        <draw:connector draw:style-name="gr5" draw:text-style-name="P8" draw:layer="layout" draw:type="line" svg:x1="18.04cm" svg:y1="13.877cm" svg:x2="12.589cm" svg:y2="14.591cm" draw:start-shape="id8" draw:start-glue-point="2" draw:end-shape="id9" draw:end-glue-point="0" svg:d="M18040 13877l-5451 714" svg:viewBox="0 0 5452 715">
          <text:p/>
        </draw:connector>
        <draw:custom-shape draw:style-name="gr11" draw:text-style-name="P7" xml:id="id11" draw:id="id11" draw:layer="layout" svg:width="2.667cm" svg:height="2.286cm" svg:x="5.953cm" svg:y="15.605cm">
          <text:p text:style-name="P7">jojstick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" draw:text-style-name="P7" xml:id="id10" draw:id="id10" draw:layer="layout" svg:width="2.667cm" svg:height="2.286cm" svg:x="3.159cm" svg:y="14.716cm">
          <text:p text:style-name="P7">PDK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1" draw:text-style-name="P7" xml:id="id12" draw:id="id12" draw:layer="layout" svg:width="2.667cm" svg:height="2.286cm" svg:x="3.032cm" svg:y="17.51cm">
          <text:p text:style-name="P7">PK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5" draw:text-style-name="P8" draw:layer="layout" draw:type="line" svg:x1="5.826cm" svg:y1="15.59cm" svg:x2="10.322cm" svg:y2="16.138cm" draw:start-shape="id10" draw:start-glue-point="9" draw:end-shape="id9" draw:end-glue-point="3" svg:d="M5826 15590l4496 548" svg:viewBox="0 0 4497 549">
          <text:p/>
        </draw:connector>
        <draw:connector draw:style-name="gr5" draw:text-style-name="P8" draw:layer="layout" draw:type="line" svg:x1="8.62cm" svg:y1="16.479cm" svg:x2="10.322cm" svg:y2="16.138cm" draw:start-shape="id11" draw:start-glue-point="9" draw:end-shape="id9" draw:end-glue-point="3" svg:d="M8620 16479l1702-341" svg:viewBox="0 0 1703 342">
          <text:p/>
        </draw:connector>
        <draw:connector draw:style-name="gr5" draw:text-style-name="P8" draw:layer="layout" draw:type="line" svg:x1="5.699cm" svg:y1="18.384cm" svg:x2="10.322cm" svg:y2="16.138cm" draw:start-shape="id12" draw:start-glue-point="9" draw:end-shape="id9" draw:end-glue-point="3" svg:d="M5699 18384l4623-2246" svg:viewBox="0 0 4624 2247">
          <text:p/>
        </draw:connector>
        <draw:custom-shape draw:style-name="gr12" draw:text-style-name="P7" xml:id="id13" draw:id="id13" draw:layer="layout" svg:width="9.779cm" svg:height="0.889cm" draw:transform="rotate (1.5707963267949) translate (24.876cm 17.256cm)">
          <text:p text:style-name="P7">VIDEO / MAINT SWIT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11.725cm" svg:y1="9.116cm" svg:x2="24.876cm" svg:y2="12.367cm" draw:start-shape="id4" draw:start-glue-point="1" draw:end-shape="id13" draw:end-glue-point="0" svg:d="M11725 9116l13151 3251" svg:viewBox="0 0 13152 3252">
          <text:p/>
        </draw:connector>
        <draw:connector draw:style-name="gr5" draw:text-style-name="P8" draw:layer="layout" draw:type="line" svg:x1="22.844cm" svg:y1="9.176cm" svg:x2="24.876cm" svg:y2="12.367cm" draw:start-shape="id2" draw:start-glue-point="1" draw:end-shape="id13" draw:end-glue-point="0" svg:d="M22844 9176l2032 3191" svg:viewBox="0 0 2033 3192">
          <text:p/>
        </draw:connector>
        <draw:connector draw:style-name="gr5" draw:text-style-name="P8" draw:layer="layout" draw:type="line" svg:x1="14.856cm" svg:y1="16.138cm" svg:x2="24.876cm" svg:y2="12.367cm" draw:start-shape="id9" draw:start-glue-point="1" draw:end-shape="id13" draw:end-glue-point="0" svg:d="M14856 16138l10020-3771" svg:viewBox="0 0 10021 3772">
          <text:p/>
        </draw:connector>
        <draw:custom-shape draw:style-name="gr10" draw:text-style-name="P9" xml:id="id14" draw:id="id14" draw:layer="layout" svg:width="4.534cm" svg:height="3.094cm" svg:x="23.771cm" svg:y="3.875cm">
          <text:p text:style-name="P7">MAINT </text:p>
          <text:p text:style-name="P7">COMPU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25.32cm" svg:y1="7.477cm" svg:x2="26.038cm" svg:y2="6.969cm" draw:start-shape="id13" draw:start-glue-point="1" draw:end-shape="id14" draw:end-glue-point="2" svg:d="M25320 7477l718-508" svg:viewBox="0 0 719 509">
          <text:p/>
        </draw:connector>
        <draw:connector draw:style-name="gr5" draw:text-style-name="P8" draw:layer="layout" draw:type="line" svg:x1="22.52cm" svg:y1="3.999cm" svg:x2="23.771cm" svg:y2="5.422cm" draw:start-shape="id3" draw:start-glue-point="1" draw:end-shape="id14" draw:end-glue-point="3" svg:d="M22520 3999l1251 1423" svg:viewBox="0 0 1252 1424">
          <text:p/>
        </draw:connector>
        <draw:connector draw:style-name="gr5" draw:text-style-name="P8" draw:layer="layout" draw:type="line" svg:x1="23.771cm" svg:y1="5.422cm" svg:x2="22.52cm" svg:y2="13.46cm" draw:start-shape="id14" draw:start-glue-point="3" draw:end-shape="id8" draw:end-glue-point="1" svg:d="M23771 5422l-1251 8038" svg:viewBox="0 0 1252 8039">
          <text:p/>
        </draw:connector>
        <draw:custom-shape draw:style-name="gr13" draw:text-style-name="P9" xml:id="id15" draw:id="id15" draw:layer="layout" svg:width="7.493cm" svg:height="1.651cm" svg:x="20.939cm" svg:y="17.891cm">
          <text:p text:style-name="P7">Video Devi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type="line" svg:x1="25.32cm" svg:y1="17.256cm" svg:x2="24.685cm" svg:y2="17.891cm" draw:start-shape="id13" draw:start-glue-point="3" draw:end-shape="id15" draw:end-glue-point="0" svg:d="M25320 17256l-635 635" svg:viewBox="0 0 636 636">
          <text:p/>
        </draw:connector>
      </draw:page>
      <draw:page draw:name="page2" draw:style-name="dp1" draw:master-page-name="Default">
        <draw:frame draw:style-name="gr14" draw:text-style-name="P11" draw:layer="layout" svg:width="25.781cm" svg:height="23.003cm" svg:x="0.873cm" svg:y="1cm">
          <draw:text-box>
            <text:p>- ilk once neleri test edeceğizimizi yazalım</text:p>
            <text:p/>
            <text:p>- test prosedürlerini yazalım (automated)</text:p>
            <text:p/>
            <text:p>- probe noktalarını belirleyelim</text:p>
            <text:p/>
            <text:p>- simulator altyapısı nasıl olacak, haritali senaryo editor/executor nasil olacak?</text:p>
            <text:p><text:s text:c="2"/>- alt sistem simulatorleri icin mediator’lar nasil yazilacak?</text:p>
            <text:p/>
            <text:p>- log ları nereye alacağız, hataları nasıl göstereceğiz, performance metriklerini nasıl göstereceğiz.</text:p>
            <text:p/>
            <text:p>- ALM nasıl yapacağız (CI/CD nasıl olacak, nexus)</text:p>
            <text:p><text:s text:c="3"/>- uygulama ici libleri nasıl yoneteceğiz.</text:p>
            <text:p><text:s text:c="8"/>- kac katman olacak</text:p>
            <text:p><text:s text:c="8"/>- sürüm cikarma periyodlari ne olacak</text:p>
            <text:p><text:s text:c="3"/>- thirdparty libleri nasıl yöneteceğiz</text:p>
            <text:p text:style-name="P10"><text:span text:style-name="T2"><text:s text:c="3"/></text:span>- <text:s/>paket setini nasil cikaracagiz ve nasil yonetecegiz.</text:p>
            <text:p/>
            <text:p>- Avro ile system-subsystem arayuzlerini nasıl yöneteceğiz. Side uyarlamasini nasil </text:p>
            <text:p><text:s text:c="2"/>Yapariz. Simulatorlerde nasil kullanacağiz</text:p>
            <text:p/>
            <text:p>- neyi kaydedeceğimizi (redis-disk), nereden alacağız?</text:p>
            <text:p/>
            <text:p>- sonarqube çalışması</text:p>
            <text:p/>
            <text:p>- checkstyle </text:p>
            <text:p/>
            <text:p>- video isleme altyapisi nasil olacak</text:p>
            <text:p><text:s text:c="3"/></text:p>
            <text:p/>
            <text:p/>
          </draw:text-box>
        </draw:frame>
      </draw:page>
      <draw:page draw:name="page3" draw:style-name="dp1" draw:master-page-name="Default">
        <draw:frame draw:style-name="gr15" draw:text-style-name="P11" draw:layer="layout" svg:width="25.781cm" svg:height="20.87cm" svg:x="0.873cm" svg:y="1cm">
          <draw:text-box>
            <text:p><text:span text:style-name="T2">- RC (Release Candidate) </text:span>etiketi alınmasına izin vermek için :</text:p>
            <text:p><text:s text:c="5"/>- junit ve integration testleri yazılmadan ve geçmeden olmaz</text:p>
            <text:p><text:s text:c="5"/>- check style</text:p>
            <text:p><text:s text:c="5"/>- sonarqube</text:p>
            <text:p><text:s text:c="5"/>- code review</text:p>
            <text:p/>
            <text:p>- RC testleri</text:p>
            <text:p><text:s text:c="4"/>- <text:s/>senaryo testleri</text:p>
            <text:p><text:s text:c="4"/>- <text:s/>performans testleri</text:p>
            <text:p/>
            <text:p>- RC testlerinden geçtikten sonra gerçek etikete geçer.</text:p>
            <text:p/>
            <text:p>- SNAPSHOT, TEST (RC), RELEASE(PROD) <text:s/>repository’leri bulunur.</text:p>
            <text:p/>
            <text:p>- Gemide eğitim nasıl olacak?</text:p>
            <text:p><text:s text:c="3"/>- sanal ortamdan gerçek ortama veri aktarılmayacak , tam tersi olacak.</text:p>
            <text:p/>
            <text:p/>
            <text:p>- C++ <text:s/>, boost , redis , qt , genieware , </text:p>
            <text:p/>
            <text:p>- tüm apiler redis pub/sub üzerinden lokalden konusacak , ve <text:s/>tüm apilerin implementasyonları servis olacak.</text:p>
            <text:p/>
            <text:p>- gradle ile derlenecek , maven repoda </text:p>
            <text:p/>
            <text:p>- tüm apiler ve implementasyonlar ayrı modül olarak maven repoda temsil edilecekler.</text:p>
            <text:p/>
            <text:p/>
            <text:p><text:s text:c="4"/></text:p>
          </draw:text-box>
        </draw:frame>
      </draw:page>
      <draw:page draw:name="page4" draw:style-name="dp1" draw:master-page-name="Default">
        <draw:frame draw:style-name="gr16" draw:text-style-name="P12" draw:layer="layout" svg:width="27.7cm" svg:height="18.492cm" svg:x="1cm" svg:y="1.508cm">
          <draw:text-box>
            <text:p>- qt ile automated test nasıl yazılır onu gösterelim.</text:p>
            <text:p/>
            <text:p>- web tabanlı arayüzlerde nasıl test yazılır.</text:p>
            <text:p/>
            <text:p>-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20:50:11.289464318</meta:creation-date>
    <dc:date>2022-10-11T21:09:38.675220156</dc:date>
    <meta:editing-duration>PT1H23M40S</meta:editing-duration>
    <meta:editing-cycles>19</meta:editing-cycles>
    <meta:generator>LibreOffice/6.4.7.2$Linux_X86_64 LibreOffice_project/40$Build-2</meta:generator>
    <meta:document-statistic meta:object-count="45"/>
  </office:meta>
</office:document-meta>
</file>